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F" svg:font-family="'Times New Roman'"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style:text-underline-style="solid" style:text-underline-width="auto" style:text-underline-color="font-color"/>
    </style:style>
    <style:style style:name="P3" style:family="paragraph" style:parent-style-name="Standard">
      <style:paragraph-properties fo:text-align="justify" style:justify-single-word="false"/>
      <style:text-properties fo:language="es" fo:country="AR" style:text-underline-style="solid" style:text-underline-width="auto" style:text-underline-color="font-color"/>
    </style:style>
    <style:style style:name="P4" style:family="paragraph" style:parent-style-name="Standard">
      <style:paragraph-properties fo:text-align="justify" style:justify-single-word="false"/>
      <style:text-properties fo:language="es" fo:country="AR"/>
    </style:style>
    <style:style style:name="P5" style:family="paragraph" style:parent-style-name="Standard" style:list-style-name="WW8Num6">
      <style:paragraph-properties fo:text-align="justify" style:justify-single-word="false"/>
      <style:text-properties fo:language="es" fo:country="AR"/>
    </style:style>
    <style:style style:name="P6" style:family="paragraph" style:parent-style-name="Standard">
      <style:paragraph-properties fo:text-align="center" style:justify-single-word="false"/>
      <style:text-properties fo:font-size="26pt" fo:language="es" fo:country="AR" style:text-underline-style="solid" style:text-underline-width="auto" style:text-underline-color="font-color" style:font-size-asian="26pt" style:font-size-complex="26pt"/>
    </style:style>
    <style:style style:name="P7" style:family="paragraph" style:parent-style-name="Standard">
      <style:paragraph-properties fo:text-align="center" style:justify-single-word="false"/>
      <style:text-properties fo:font-size="26pt" fo:language="es" fo:country="AR" style:font-size-asian="26pt" style:font-size-complex="26pt"/>
    </style:style>
    <style:style style:name="P8" style:family="paragraph" style:parent-style-name="Standard">
      <style:paragraph-properties fo:text-align="center" style:justify-single-word="false"/>
      <style:text-properties fo:font-size="32pt" fo:language="es" fo:country="AR" style:font-size-asian="32pt" style:font-size-complex="32pt"/>
    </style:style>
    <style:style style:name="P9" style:family="paragraph" style:parent-style-name="Standard">
      <style:paragraph-properties fo:text-align="center" style:justify-single-word="false"/>
      <style:text-properties fo:font-size="20pt" fo:language="es" fo:country="AR" style:font-size-asian="20pt" style:font-size-complex="20pt"/>
    </style:style>
    <style:style style:name="P10" style:family="paragraph" style:parent-style-name="Standard">
      <style:text-properties fo:font-size="18pt" fo:language="es" fo:country="AR" style:font-size-asian="18pt" style:font-size-complex="18pt"/>
    </style:style>
    <style:style style:name="P11" style:family="paragraph" style:parent-style-name="Standard">
      <style:paragraph-properties fo:text-align="end" style:justify-single-word="false"/>
      <style:text-properties fo:font-size="18pt" fo:language="es" fo:country="AR" style:font-size-asian="18pt" style:font-size-complex="18pt"/>
    </style:style>
    <style:style style:name="P12" style:family="paragraph" style:parent-style-name="Standard">
      <style:paragraph-properties fo:text-align="justify" style:justify-single-word="false"/>
    </style:style>
    <style:style style:name="P13" style:family="paragraph" style:parent-style-name="Standard" style:list-style-name="WW8Num6">
      <style:paragraph-properties fo:text-align="justify" style:justify-single-word="false"/>
    </style:style>
    <style:style style:name="P14" style:family="paragraph" style:parent-style-name="Standard" style:master-page-name="Standard">
      <style:paragraph-properties style:page-number="auto"/>
      <style:text-properties fo:language="es" fo:country="AR" style:text-underline-style="solid" style:text-underline-width="auto" style:text-underline-color="font-color"/>
    </style:style>
    <style:style style:name="P15" style:family="paragraph" style:parent-style-name="List_20_Paragraph" style:list-style-name="WW8Num1">
      <style:paragraph-properties fo:text-align="justify" style:justify-single-word="false"/>
    </style:style>
    <style:style style:name="P16" style:family="paragraph" style:parent-style-name="List_20_Paragraph" style:list-style-name="WW8Num2">
      <style:paragraph-properties fo:text-align="justify" style:justify-single-word="false"/>
      <style:text-properties fo:language="es" fo:country="AR"/>
    </style:style>
    <style:style style:name="P17" style:family="paragraph" style:parent-style-name="List_20_Paragraph" style:list-style-name="WW8Num3">
      <style:paragraph-properties fo:text-align="justify" style:justify-single-word="false"/>
      <style:text-properties fo:language="es" fo:country="AR"/>
    </style:style>
    <style:style style:name="P18" style:family="paragraph" style:parent-style-name="List_20_Paragraph" style:list-style-name="WW8Num4">
      <style:paragraph-properties fo:text-align="justify" style:justify-single-word="false"/>
      <style:text-properties fo:language="es" fo:country="AR"/>
    </style:style>
    <style:style style:name="P19" style:family="paragraph" style:parent-style-name="List_20_Paragraph" style:list-style-name="WW8Num5">
      <style:paragraph-properties fo:text-align="justify" style:justify-single-word="false"/>
      <style:text-properties fo:language="es" fo:country="AR"/>
    </style:style>
    <style:style style:name="T1" style:family="text">
      <style:text-properties fo:font-size="20pt" fo:language="es" fo:country="AR" style:font-size-asian="20pt" style:font-size-complex="20pt"/>
    </style:style>
    <style:style style:name="T2" style:family="text">
      <style:text-properties fo:language="es" fo:country="AR"/>
    </style:style>
    <style:style style:name="T3" style:family="text">
      <style:text-properties fo:language="es" fo:country="AR" style:text-underline-style="solid" style:text-underline-width="auto" style:text-underline-color="font-color"/>
    </style:style>
    <style:style style:name="T4" style:family="text">
      <style:text-properties fo:language="es" fo:country="AR" fo:font-weight="bold" style:font-weight-asian="bold"/>
    </style:style>
    <style:style style:name="T5" style:family="text">
      <style:text-properties fo:language="es" fo:country="AR" officeooo:rsid="000b77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6"/>
      <text:p text:style-name="P8">ConcuPark</text:p>
      <text:p text:style-name="P9"/>
      <text:p text:style-name="P7">Técnicas de Programación Concurrente I</text:p>
      <text:p text:style-name="P1"/>
      <text:p text:style-name="P2"/>
      <text:p text:style-name="P2"/>
      <text:p text:style-name="P10"><text:tab/>Alumnos:</text:p>
      <text:p text:style-name="P10"><text:tab/><text:tab/><text:tab/>Gabriel Gayoso<text:tab/><text:tab/>95470</text:p>
      <text:p text:style-name="P10"><text:tab/><text:tab/><text:tab/>Nicolas Keklikian<text:tab/><text:tab/>96480</text:p>
      <text:p text:style-name="P10"><text:tab/><text:tab/><text:tab/>Eduardo Neira <text:tab/><text:tab/>95093</text:p>
      <text:p text:style-name="P10"/>
      <text:p text:style-name="P10"/>
      <text:p text:style-name="P10"/>
      <text:p text:style-name="P10"/>
      <text:p text:style-name="P11"><text:tab/><text:tab/><text:tab/><text:tab/><text:tab/>1er Cuatrimestre 2016</text:p>
      <text:p text:style-name="P3"><text:soft-page-break/></text:p>
      <text:p text:style-name="P3">Análisis del problema y casos de uso de la aplicación</text:p>
      <text:p text:style-name="P4">Antes de empezar con el análisis nombraremos las hipótesis que tomamos para la resolución del trabajo: </text:p>
      <text:list xml:id="list7807939600942949065" text:style-name="WW8Num6">
        <text:list-item>
          <text:p text:style-name="P5">Las personas entran al parque una vez que todos los juegos fueron “abiertos” y que el administrador haya llegado al parque y abierto la caja.</text:p>
        </text:list-item>
        <text:list-item>
          <text:p text:style-name="P5">Las personas al ingresar tienen un “mapa del parque”, es decir, <text:s/>conocen todos los juegos y sus precios.</text:p>
        </text:list-item>
        <text:list-item>
          <text:p text:style-name="P13"><text:span text:style-name="T2">Las personas saben a qué juegos pueden ir según su salario, <text:s/>por lo que una persona nunca iría a un juego que no puede pagar.</text:span></text:p>
        </text:list-item>
        <text:list-item>
          <text:p text:style-name="P5">Las personas solo se van cuando no pueden entrar a ningún por que no tienen más plata.</text:p>
        </text:list-item>
      </text:list>
      <text:p text:style-name="P4">Ahora que definimos las hipótesis, podemos pasar al análisis.</text:p>
      <text:p text:style-name="P12"><text:span text:style-name="T2">Una forma efectiva de analizar el problema es subdividirlo en problemas más específicos y si es posible, asociarlo a alguno de los problemas más comunes en el ámbito de la programación concurrente. <text:s/></text:span></text:p>
      <text:p text:style-name="P12"><text:span text:style-name="T2">Por un lado, tenemos personas que quieren subirse a la mayor cantidad de juegos que quiera con su salario. <text:s/>Desde nuestro punto de vista, la interacción entre ambos sucede de la siguiente manera: la persona le avisa al juego que quiere subirse y se prepara para pagar. El juego entonces se encarga de dejarlo pasar y procede a cobrarle, <text:s/>y así con cada persona que quiere ingresar al juego. <text:s/>Aquí podemos observar un problema similar al productor-consumidor, <text:s/>donde el producto sería el juego en sí y quien lo consume la persona. <text:s/></text:span><text:span text:style-name="T5">Luego cambian de rol. La persona pasa a ser el productor y el juego el consumidor.</text:span></text:p>
      <text:p text:style-name="P12"><text:span text:style-name="T2">A su vez, está el problema de la caja. Todos los juegos depositan dinero en una caja y el administrador es el que se encarga de leer periódicamente las ganancias. Este caso también se puede asociar a un problema de escritores y lectores, siendo los juegos los escritores y el administrador el único lector en este caso.</text:span></text:p>
      <text:p text:style-name="P3">División en procesos</text:p>
      <text:p text:style-name="P4">Para modelar un parque que cumpla con las funcionalidades pedidas se optó por asignar un proceso a cada actor que debería ejercer una función independiente y en simultáneo a los demás. Esto dio como resultado el siguiente conjunto de procesos:</text:p>
      <text:list xml:id="list8289177419139723482" text:style-name="WW8Num1">
        <text:list-item>
          <text:p text:style-name="P15"><text:soft-page-break/><text:span text:style-name="T4">Parque</text:span><text:span text:style-name="T2">: proceso encargado de recibir la configuración de la simulación y actuar como supervisor de la misma. Sus funciones incluyen la creación las herramientas de IPC necesarias para todas las comunicaciones en la simulación, así como la creación y destrucción de los demás procesos involucrados.</text:span></text:p>
        </text:list-item>
        <text:list-item>
          <text:p text:style-name="P15"><text:span text:style-name="T4">Juego</text:span><text:span text:style-name="T2">: cada juego debe actuar en paralelo para que se pueda verificar durante la simulación la competencia por recursos comunes como por ejemplo la Caja. Al mismo tiempo deben estar disponibles para que las personas puedan entrar en ellos.</text:span></text:p>
        </text:list-item>
        <text:list-item>
          <text:p text:style-name="P15"><text:span text:style-name="T4">Persona</text:span><text:span text:style-name="T2">: cada persona recorre el parque en simultáneo, compitiendo por recursos comunes como la entrada a los Juegos.</text:span></text:p>
        </text:list-item>
        <text:list-item>
          <text:p text:style-name="P15"><text:span text:style-name="T4">Administrador</text:span><text:span text:style-name="T2">: su única función es periódicamente verificar el dinero recaudado, con la necesidad de coordinar con los Juegos para no pisarse en el acceso a la Caja.</text:span></text:p>
        </text:list-item>
      </text:list>
      <text:p text:style-name="P3">Esquema de Comunicación</text:p>
      <text:p text:style-name="P12"><text:span text:style-name="T2">El </text:span><text:span text:style-name="T4">Parque</text:span><text:span text:style-name="T2"> maneja las siguientes comunicaciones:</text:span></text:p>
      <text:list xml:id="list2231640472382442885" text:style-name="WW8Num2">
        <text:list-item>
          <text:p text:style-name="P16">Debe poder conocer cuando entra y cuando se va cada persona al parque. Esto último es de especial importancia para saber cuándo se debe cerrar el parque (y la simulación).</text:p>
        </text:list-item>
        <text:list-item>
          <text:p text:style-name="P16">Debe poder informarle a cada juego que se está cerrando el parque, y lo mismo al administrador.</text:p>
        </text:list-item>
      </text:list>
      <text:p text:style-name="P12"><text:span text:style-name="T2">Cada </text:span><text:span text:style-name="T4">Juego</text:span><text:span text:style-name="T2"> maneja las siguientes comunicaciones:</text:span></text:p>
      <text:list xml:id="list4472583433095383916" text:style-name="WW8Num3">
        <text:list-item>
          <text:p text:style-name="P17">Debe poder reconocer la llegada de personas a su entrada para iniciar el proceso de cobrarles y permitirles acceso al juego.</text:p>
        </text:list-item>
        <text:list-item>
          <text:p text:style-name="P17">Debe poder avisar a una persona que pase para cobrarle.</text:p>
        </text:list-item>
        <text:list-item>
          <text:p text:style-name="P17">Si ya se le cobró la entrada a una persona el juego debe poder arrancar luego de cierto tiempo aún <text:s/>si no se llenó su capacidad, de modo que no se llegue a un punto muerto.</text:p>
        </text:list-item>
        <text:list-item>
          <text:p text:style-name="P17">Debe poder almacenar el dinero cobrado a las personas, lo cual implica cierta comunicación con el administrador para que no se choquen en el acceso a la caja.</text:p>
        </text:list-item>
        <text:list-item>
          <text:p text:style-name="P17">Debe poder informar a cada persona que se subió cuando es hora de bajarse del juego.</text:p>
        </text:list-item>
        <text:list-item>
          <text:p text:style-name="P17"><text:soft-page-break/>Para asegurarse de que las personas salgan de a una es necesario recibir cierta confirmación de la persona para saber cuando salió y puedo pasar a la siguiente.</text:p>
        </text:list-item>
      </text:list>
      <text:p text:style-name="P4"/>
      <text:p text:style-name="P12"><text:span text:style-name="T2">Cada </text:span><text:span text:style-name="T4">Persona</text:span><text:span text:style-name="T2"> maneja las siguientes comunicaciones:</text:span></text:p>
      <text:list xml:id="list8201307406579997657" text:style-name="WW8Num4">
        <text:list-item>
          <text:p text:style-name="P18">Debe ser informado del precio de los juegos para poder decidir si se sube a uno o no.</text:p>
        </text:list-item>
        <text:list-item>
          <text:p text:style-name="P18">Debe poder avisar a un juego que se quiere subir al mismo.</text:p>
        </text:list-item>
        <text:list-item>
          <text:p text:style-name="P18">Debe poder reconocer cuando el juego está listo para cobrarle la entrada y dejarlo pasar.</text:p>
        </text:list-item>
        <text:list-item>
          <text:p text:style-name="P18">Debe poder reconocer cuando terminó el juego, y esperar su turno para salir del mismo.</text:p>
        </text:list-item>
        <text:list-item>
          <text:p text:style-name="P18">Debe poder informar al parque que se fue del mismo.</text:p>
        </text:list-item>
      </text:list>
      <text:p text:style-name="P4">El Administrador maneja las siguientes comunicaciones:</text:p>
      <text:list xml:id="list7062968602284895432" text:style-name="WW8Num5">
        <text:list-item>
          <text:p text:style-name="P19">Debe tener acceso a la caja.</text:p>
        </text:list-item>
        <text:list-item>
          <text:p text:style-name="P19">Debe poder coordinar el acceso a la caja con los juegos del parque.</text:p>
        </text:list-item>
      </text:list>
      <text:p text:style-name="P3">Mecanismos de concurrencia y explicación de la solución</text:p>
      <text:p text:style-name="P4">La caja consiste en un espacio de memoria compartida del tamaño de un entero, y un semáforo que permite el acceso al mismo. Ambas estructuras están encapsuladas en una clase Caja que asegura que siempre se espere al semáforo antes de acceder al valor de la caja en sí. Tanto el administrador como cada juego acceden a la caja con este mecanismo, el primero mediante una función que solo chequea el valor de la caja y los juegos mediante otra función que permite incrementarlo una cierta cantidad.</text:p>
      <text:p text:style-name="P4">La coordinación entre cada juego y las personas que quieran subirse al mismo ocurre a través de cuatro semáforos. La interacción ocurre como una conversación: en cada paso hay uno que inicia avisando al otro, y espera una confirmación. En primer lugar el juego decrementa un semáforo con valor inicial cero que cada persona al llegar al juego incrementará. Esto hace que el juego este bloqueado esperando a que llegue una persona. La persona al llegar lo incrementa, y decrementa otro semáforo con valor inicial cero, que indica que el juego está listo para cobrarle. El juego entonces incrementa dicho semáforo, le cobra a la persona y decrementa un semáforo con el que la persona avisa que ya entro al juego. De este modo se asegura que las personas entran de a una. <text:s/>Entonces la persona a la que le <text:soft-page-break/>cobraron decrementa un semáforo con valor inicial cero que indicará que terminó el juego mientras que el juego vuelve a ver si hay gente que quiere entrar. Al llenarse o pasar un tiempo el juego simula su duración, y al terminar incrementa dicho semáforo en uno y se queda esperando la confirmación de que se fue la persona decrementando otro semáforo. La persona al irse incrementa ese semáforo, de este modo se asegura que las personas salen de a una por la salida.</text:p>
      <text:p text:style-name="P4">Al mismo tiempo que va entrando gente al juego, una vez que ya llego una persona se activa una a alarma en el juego que enviará una señal asincrónica al mismo luego de cierto tiempo. Esto es para que el juego no se quede esperando infinito tiempo a que se llene su capacidad. En cambio, cuando se recibe la señal se inicia el juego con la gente que ya esté en él.</text:p>
      <text:p text:style-name="P4">La salida de las personas del parque es registrada por el mismo mediante la función wait, y una vez que se fueron todos se procede a terminar la simulación. Para esto, todos los juegos y el administrador manejan la señal SIGINT que es enviada a cada uno por el parque. Al recibirla, cada uno limpia sus estructuras temporales y de IPC y term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F" svg:font-family="'Times New Roman'" style:font-pitch="variable"/>
    <style:font-face style:name="SimSun" svg:font-family="SimSun, 宋体"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SimSun" style:font-family-asian="SimSun, 宋体" style:font-pitch-asian="variable" style:font-size-asian="11pt" style:font-name-complex="F" style:font-family-complex="'Times New 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cabezado"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tiquet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font-family-generic-complex="roman" style:font-pitch-complex="variable"/>
    </style:style>
    <style:style style:name="List_20_Paragraph" style:display-name="List Paragraph" style:family="paragraph" style:parent-style-name="Standard" style:list-style-name="">
      <style:paragraph-properties fo:margin-left="0.5in" fo:margin-right="0in" fo:text-indent="0in" style:auto-text-indent="false"/>
    </style:style>
    <style:style style:name="WW8Num1z0" style:family="text">
      <style:text-properties style:font-name="Symbol" fo:font-family="Symbol" style:font-family-generic="roman" style:font-pitch="variable" fo:language="es" fo:country="AR"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language="es" fo:country="AR"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WW-Default_20_Paragraph_20_Font" style:display-name="WW-Default Paragraph Font" style:family="text"/>
    <style:style style:name="ListLabel_20_1" style:display-name="ListLabel 1" style:family="text">
      <style:text-properties style:font-name-complex="Courier New" style:font-family-complex="'Courier New'" style:font-family-generic-complex="modern"/>
    </style:style>
    <style:style style:name="Viñeta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7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7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7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7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7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7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7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7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1" style:layout-grid-base-height="0.4165in" style:layout-grid-ruby-height="0in" style:layout-grid-mode="none" style:layout-grid-ruby-below="false" style:layout-grid-print="false" style:layout-grid-display="false" style:layout-grid-base-width="0.27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ter</meta:initial-creator>
    <meta:creation-date>2016-05-11T20:31:00</meta:creation-date>
    <dc:date>2016-05-12T19:22:12.412161754</dc:date>
    <meta:editing-cycles>23</meta:editing-cycles>
    <meta:editing-duration>PT1H26M</meta:editing-duration>
    <meta:document-statistic meta:table-count="0" meta:image-count="0" meta:object-count="0" meta:page-count="5" meta:paragraph-count="48" meta:word-count="1285" meta:character-count="7298" meta:non-whitespace-character-count="6053"/>
    <meta:generator>LibreOffice/4.2.8.2$Linux_X86_64 LibreOffice_project/420m0$Build-2</meta:gener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